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svg:width="21.476cm" svg:height="18.44cm" svg:x="12.108cm" svg:y="13.793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3:工作表1.Z27 工作表1.Z1:工作表1.Z1 工作表1.AA3:工作表1.AA27 工作表1.AD3:工作表1.AD27 工作表1.AD1:工作表1.AD1 工作表1.AE3:工作表1.AE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, ref</text:p>
          </table:table-cell>
          <table:covered-table-cell table:number-columns-repeated="2"/>
        </table:table-row>
        <table:table-row table:style-name="ro2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03743525" calcext:value-type="float">
            <text:p>0.03743525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H3]*[.AI3])/([.AH3]+[.AI3])" office:value-type="float" office:value="0.0710546065830031" calcext:value-type="float">
            <text:p>0.0710546066</text:p>
          </table:table-cell>
          <table:table-cell office:value-type="string" calcext:value-type="string">
            <text:p>actedIn</text:p>
          </table:table-cell>
          <table:table-cell office:value-type="float" office:value="0.10557644" calcext:value-type="float">
            <text:p>0.10557644</text:p>
          </table:table-cell>
          <table:table-cell office:value-type="float" office:value="0.46023174" calcext:value-type="float">
            <text:p>0.46023174</text:p>
          </table:table-cell>
          <table:table-cell table:style-name="ce4" table:formula="of:=2*([.AL3]*[.AM3])/([.AL3]+[.AM3])" office:value-type="float" office:value="0.171753008887944" calcext:value-type="float">
            <text:p>0.1717530089</text:p>
          </table:table-cell>
        </table:table-row>
        <table:table-row table:style-name="ro2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04020303" calcext:value-type="float">
            <text:p>0.04020303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H4]*[.AI4])/([.AH4]+[.AI4])" office:value-type="float" office:value="0.0771031219448453" calcext:value-type="float">
            <text:p>0.0771031219</text:p>
          </table:table-cell>
          <table:table-cell office:value-type="string" calcext:value-type="string">
            <text:p>created</text:p>
          </table:table-cell>
          <table:table-cell office:value-type="float" office:value="0.32078548" calcext:value-type="float">
            <text:p>0.32078548</text:p>
          </table:table-cell>
          <table:table-cell office:value-type="float" office:value="0.93593509" calcext:value-type="float">
            <text:p>0.93593509</text:p>
          </table:table-cell>
          <table:table-cell table:style-name="ce4" table:formula="of:=2*([.AL4]*[.AM4])/([.AL4]+[.AM4])" office:value-type="float" office:value="0.477806115793097" calcext:value-type="float">
            <text:p>0.4778061158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0254461" calcext:value-type="float">
            <text:p>0.00254461</text:p>
          </table:table-cell>
          <table:table-cell office:value-type="float" office:value="1" calcext:value-type="float">
            <text:p>1</text:p>
          </table:table-cell>
          <table:table-cell table:style-name="ce4" table:formula="of:=2*([.AH5]*[.AI5])/([.AH5]+[.AI5])" office:value-type="float" office:value="0.00507630278915968" calcext:value-type="float">
            <text:p>0.0050763028</text:p>
          </table:table-cell>
          <table:table-cell office:value-type="string" calcext:value-type="string">
            <text:p>dealsWith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1" calcext:value-type="float">
            <text:p>1</text:p>
          </table:table-cell>
          <table:table-cell table:style-name="ce4" table:formula="of:=2*([.AL5]*[.AM5])/([.AL5]+[.AM5])" office:value-type="float" office:value="0.00653209595458083" calcext:value-type="float">
            <text:p>0.006532096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06762509" calcext:value-type="float">
            <text:p>0.06762509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H6]*[.AI6])/([.AH6]+[.AI6])" office:value-type="float" office:value="0.118510470175872" calcext:value-type="float">
            <text:p>0.1185104702</text:p>
          </table:table-cell>
          <table:table-cell office:value-type="string" calcext:value-type="string">
            <text:p>diedIn</text:p>
          </table:table-cell>
          <table:table-cell office:value-type="float" office:value="0.07011283" calcext:value-type="float">
            <text:p>0.07011283</text:p>
          </table:table-cell>
          <table:table-cell office:value-type="float" office:value="0.48741606" calcext:value-type="float">
            <text:p>0.48741606</text:p>
          </table:table-cell>
          <table:table-cell table:style-name="ce4" table:formula="of:=2*([.AL6]*[.AM6])/([.AL6]+[.AM6])" office:value-type="float" office:value="0.122591384830479" calcext:value-type="float">
            <text:p>0.1225913848</text:p>
          </table:table-cell>
        </table:table-row>
        <table:table-row table:style-name="ro2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02245177" calcext:value-type="float">
            <text:p>0.02245177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H7]*[.AI7])/([.AH7]+[.AI7])" office:value-type="float" office:value="0.0407212441549795" calcext:value-type="float">
            <text:p>0.0407212442</text:p>
          </table:table-cell>
          <table:table-cell office:value-type="string" calcext:value-type="string">
            <text:p>directed</text:p>
          </table:table-cell>
          <table:table-cell office:value-type="float" office:value="0.09153766" calcext:value-type="float">
            <text:p>0.09153766</text:p>
          </table:table-cell>
          <table:table-cell office:value-type="float" office:value="0.11355609" calcext:value-type="float">
            <text:p>0.11355609</text:p>
          </table:table-cell>
          <table:table-cell table:style-name="ce4" table:formula="of:=2*([.AL7]*[.AM7])/([.AL7]+[.AM7])" office:value-type="float" office:value="0.101364949027939" calcext:value-type="float">
            <text:p>0.101364949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12355593" calcext:value-type="float">
            <text:p>0.12355593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H8]*[.AI8])/([.AH8]+[.AI8])" office:value-type="float" office:value="0.201891730721347" calcext:value-type="float">
            <text:p>0.2018917307</text:p>
          </table:table-cell>
          <table:table-cell office:value-type="string" calcext:value-type="string">
            <text:p>graduatedFrom</text:p>
          </table:table-cell>
          <table:table-cell office:value-type="float" office:value="0.12686379" calcext:value-type="float">
            <text:p>0.12686379</text:p>
          </table:table-cell>
          <table:table-cell office:value-type="float" office:value="0.55483264" calcext:value-type="float">
            <text:p>0.55483264</text:p>
          </table:table-cell>
          <table:table-cell table:style-name="ce4" table:formula="of:=2*([.AL8]*[.AM8])/([.AL8]+[.AM8])" office:value-type="float" office:value="0.20650884595686" calcext:value-type="float">
            <text:p>0.206508846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10497801" calcext:value-type="float">
            <text:p>0.10497801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H9]*[.AI9])/([.AH9]+[.AI9])" office:value-type="float" office:value="0.182379737138216" calcext:value-type="float">
            <text:p>0.1823797371</text:p>
          </table:table-cell>
          <table:table-cell office:value-type="string" calcext:value-type="string">
            <text:p>happenedIn</text:p>
          </table:table-cell>
          <table:table-cell office:value-type="float" office:value="0.13559068" calcext:value-type="float">
            <text:p>0.13559068</text:p>
          </table:table-cell>
          <table:table-cell office:value-type="float" office:value="0.67678414" calcext:value-type="float">
            <text:p>0.67678414</text:p>
          </table:table-cell>
          <table:table-cell table:style-name="ce4" table:formula="of:=2*([.AL9]*[.AM9])/([.AL9]+[.AM9])" office:value-type="float" office:value="0.225919414281736" calcext:value-type="float">
            <text:p>0.2259194143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0965142" calcext:value-type="float">
            <text:p>0.00965142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H10]*[.AI10])/([.AH10]+[.AI10])" office:value-type="float" office:value="0.0190494495170148" calcext:value-type="float">
            <text:p>0.0190494495</text:p>
          </table:table-cell>
          <table:table-cell office:value-type="string" calcext:value-type="string">
            <text:p>hasAcademicAdvisor</text:p>
          </table:table-cell>
          <table:table-cell office:value-type="float" office:value="0.01130003" calcext:value-type="float">
            <text:p>0.01130003</text:p>
          </table:table-cell>
          <table:table-cell office:value-type="float" office:value="0.71994919" calcext:value-type="float">
            <text:p>0.71994919</text:p>
          </table:table-cell>
          <table:table-cell table:style-name="ce4" table:formula="of:=2*([.AL10]*[.AM10])/([.AL10]+[.AM10])" office:value-type="float" office:value="0.0222508201662785" calcext:value-type="float">
            <text:p>0.0222508202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04604224" calcext:value-type="float">
            <text:p>0.04604224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H11]*[.AI11])/([.AH11]+[.AI11])" office:value-type="float" office:value="0.0807394862635299" calcext:value-type="float">
            <text:p>0.0807394863</text:p>
          </table:table-cell>
          <table:table-cell office:value-type="string" calcext:value-type="string">
            <text:p>hasCapital</text:p>
          </table:table-cell>
          <table:table-cell office:value-type="float" office:value="0.07747315" calcext:value-type="float">
            <text:p>0.07747315</text:p>
          </table:table-cell>
          <table:table-cell office:value-type="float" office:value="0.39917724" calcext:value-type="float">
            <text:p>0.39917724</text:p>
          </table:table-cell>
          <table:table-cell table:style-name="ce4" table:formula="of:=2*([.AL11]*[.AM11])/([.AL11]+[.AM11])" office:value-type="float" office:value="0.129761849942496" calcext:value-type="float">
            <text:p>0.1297618499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office:value-type="float" office:value="0.01780623" calcext:value-type="float">
            <text:p>0.01780623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H12]*[.AI12])/([.AH12]+[.AI12])" office:value-type="float" office:value="0.0347324312994143" calcext:value-type="float">
            <text:p>0.0347324313</text:p>
          </table:table-cell>
          <table:table-cell office:value-type="string" calcext:value-type="string">
            <text:p>hasChild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076311" calcext:value-type="float">
            <text:p>0.69076311</text:p>
          </table:table-cell>
          <table:table-cell table:style-name="ce4" table:formula="of:=2*([.AL12]*[.AM12])/([.AL12]+[.AM12])" office:value-type="float" office:value="0.0653564265582538" calcext:value-type="float">
            <text:p>0.0653564266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office:value-type="float" office:value="0.09200511" calcext:value-type="float">
            <text:p>0.09200511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H13]*[.AI13])/([.AH13]+[.AI13])" office:value-type="float" office:value="0.0843409117215125" calcext:value-type="float">
            <text:p>0.0843409117</text:p>
          </table:table-cell>
          <table:table-cell office:value-type="string" calcext:value-type="string">
            <text:p>hasWonPrize</text:p>
          </table:table-cell>
          <table:table-cell office:value-type="float" office:value="0.09287326" calcext:value-type="float">
            <text:p>0.09287326</text:p>
          </table:table-cell>
          <table:table-cell office:value-type="float" office:value="0.07765993" calcext:value-type="float">
            <text:p>0.07765993</text:p>
          </table:table-cell>
          <table:table-cell table:style-name="ce4" table:formula="of:=2*([.AL13]*[.AM13])/([.AL13]+[.AM13])" office:value-type="float" office:value="0.0845880015552609" calcext:value-type="float">
            <text:p>0.0845880016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0925724" calcext:value-type="float">
            <text:p>0.009257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H14]*[.AI14])/([.AH14]+[.AI14])" office:value-type="float" office:value="0.0183332795843435" calcext:value-type="float">
            <text:p>0.0183332796</text:p>
          </table:table-cell>
          <table:table-cell office:value-type="string" calcext:value-type="string">
            <text:p>holdsPoliticalPosition</text:p>
          </table:table-cell>
          <table:table-cell office:value-type="float" office:value="0.00932298" calcext:value-type="float">
            <text:p>0.00932298</text:p>
          </table:table-cell>
          <table:table-cell office:value-type="float" office:value="0.9356709" calcext:value-type="float">
            <text:p>0.9356709</text:p>
          </table:table-cell>
          <table:table-cell table:style-name="ce4" table:formula="of:=2*([.AL14]*[.AM14])/([.AL14]+[.AM14])" office:value-type="float" office:value="0.0184620054624735" calcext:value-type="float">
            <text:p>0.0184620055</text:p>
          </table:table-cell>
        </table:table-row>
        <table:table-row table:style-name="ro2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1157315" calcext:value-type="float">
            <text:p>0.01157315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H15]*[.AI15])/([.AH15]+[.AI15])" office:value-type="float" office:value="0.0228453335661225" calcext:value-type="float">
            <text:p>0.0228453336</text:p>
          </table:table-cell>
          <table:table-cell office:value-type="string" calcext:value-type="string">
            <text:p>influences</text:p>
          </table:table-cell>
          <table:table-cell office:value-type="float" office:value="0.02217307" calcext:value-type="float">
            <text:p>0.02217307</text:p>
          </table:table-cell>
          <table:table-cell office:value-type="float" office:value="0.77832427" calcext:value-type="float">
            <text:p>0.77832427</text:p>
          </table:table-cell>
          <table:table-cell table:style-name="ce4" table:formula="of:=2*([.AL15]*[.AM15])/([.AL15]+[.AM15])" office:value-type="float" office:value="0.0431177910507708" calcext:value-type="float">
            <text:p>0.0431177911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08834386" calcext:value-type="float">
            <text:p>0.08834386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H16]*[.AI16])/([.AH16]+[.AI16])" office:value-type="float" office:value="0.123261103549386" calcext:value-type="float">
            <text:p>0.1232611035</text:p>
          </table:table-cell>
          <table:table-cell office:value-type="string" calcext:value-type="string">
            <text:p>isCitizenOf</text:p>
          </table:table-cell>
          <table:table-cell office:value-type="float" office:value="0.09305162" calcext:value-type="float">
            <text:p>0.09305162</text:p>
          </table:table-cell>
          <table:table-cell office:value-type="float" office:value="0.21237952" calcext:value-type="float">
            <text:p>0.21237952</text:p>
          </table:table-cell>
          <table:table-cell table:style-name="ce4" table:formula="of:=2*([.AL16]*[.AM16])/([.AL16]+[.AM16])" office:value-type="float" office:value="0.129405655172046" calcext:value-type="float">
            <text:p>0.1294056552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051546" calcext:value-type="float">
            <text:p>0.00051546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H17]*[.AI17])/([.AH17]+[.AI17])" office:value-type="float" office:value="0.00103036093700149" calcext:value-type="float">
            <text:p>0.0010303609</text:p>
          </table:table-cell>
          <table:table-cell office:value-type="string" calcext:value-type="string">
            <text:p>isKnownFor</text:p>
          </table:table-cell>
          <table:table-cell office:value-type="float" office:value="0.00061863" calcext:value-type="float">
            <text:p>0.00061863</text:p>
          </table:table-cell>
          <table:table-cell office:value-type="float" office:value="0.9344144" calcext:value-type="float">
            <text:p>0.9344144</text:p>
          </table:table-cell>
          <table:table-cell table:style-name="ce4" table:formula="of:=2*([.AL17]*[.AM17])/([.AL17]+[.AM17])" office:value-type="float" office:value="0.00123644141271031" calcext:value-type="float">
            <text:p>0.0012364414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1643658" calcext:value-type="float">
            <text:p>0.01643658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H18]*[.AI18])/([.AH18]+[.AI18])" office:value-type="float" office:value="0.0315952513691924" calcext:value-type="float">
            <text:p>0.0315952514</text:p>
          </table:table-cell>
          <table:table-cell office:value-type="string" calcext:value-type="string">
            <text:p>isLeaderOf</text:p>
          </table:table-cell>
          <table:table-cell office:value-type="float" office:value="0.02780629" calcext:value-type="float">
            <text:p>0.02780629</text:p>
          </table:table-cell>
          <table:table-cell office:value-type="float" office:value="0.43201423" calcext:value-type="float">
            <text:p>0.43201423</text:p>
          </table:table-cell>
          <table:table-cell table:style-name="ce4" table:formula="of:=2*([.AL18]*[.AM18])/([.AL18]+[.AM18])" office:value-type="float" office:value="0.0522495732182926" calcext:value-type="float">
            <text:p>0.0522495732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70049985" calcext:value-type="float">
            <text:p>0.70049985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H19]*[.AI19])/([.AH19]+[.AI19])" office:value-type="float" office:value="0.741844837145476" calcext:value-type="float">
            <text:p>0.7418448371</text:p>
          </table:table-cell>
          <table:table-cell office:value-type="string" calcext:value-type="string">
            <text:p>isLocatedIn</text:p>
          </table:table-cell>
          <table:table-cell office:value-type="float" office:value="0.70146663" calcext:value-type="float">
            <text:p>0.70146663</text:p>
          </table:table-cell>
          <table:table-cell office:value-type="float" office:value="0.78855135" calcext:value-type="float">
            <text:p>0.78855135</text:p>
          </table:table-cell>
          <table:table-cell table:style-name="ce4" table:formula="of:=2*([.AL19]*[.AM19])/([.AL19]+[.AM19])" office:value-type="float" office:value="0.7424641386763" calcext:value-type="float">
            <text:p>0.7424641387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H20]*[.AI20])/([.AH20]+[.AI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L20]*[.AM20])/([.AL20]+[.AM20])" office:value-type="float" office:value="0.0394391756035842" calcext:value-type="float">
            <text:p>0.0394391756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1368142" calcext:value-type="float">
            <text:p>0.01368142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H21]*[.AI21])/([.AH21]+[.AI21])" office:value-type="float" office:value="0.0259337676015958" calcext:value-type="float">
            <text:p>0.0259337676</text:p>
          </table:table-cell>
          <table:table-cell office:value-type="string" calcext:value-type="string">
            <text:p>isPoliticianOf</text:p>
          </table:table-cell>
          <table:table-cell office:value-type="float" office:value="0.01603279" calcext:value-type="float">
            <text:p>0.01603279</text:p>
          </table:table-cell>
          <table:table-cell office:value-type="float" office:value="0.23414203" calcext:value-type="float">
            <text:p>0.23414203</text:p>
          </table:table-cell>
          <table:table-cell table:style-name="ce4" table:formula="of:=2*([.AL21]*[.AM21])/([.AL21]+[.AM21])" office:value-type="float" office:value="0.0300106141550433" calcext:value-type="float">
            <text:p>0.0300106142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4768373" calcext:value-type="float">
            <text:p>0.04768373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H22]*[.AI22])/([.AH22]+[.AI22])" office:value-type="float" office:value="0.0889177394570727" calcext:value-type="float">
            <text:p>0.0889177395</text:p>
          </table:table-cell>
          <table:table-cell office:value-type="string" calcext:value-type="string">
            <text:p>livesIn</text:p>
          </table:table-cell>
          <table:table-cell office:value-type="float" office:value="0.05178793" calcext:value-type="float">
            <text:p>0.05178793</text:p>
          </table:table-cell>
          <table:table-cell office:value-type="float" office:value="0.67130091" calcext:value-type="float">
            <text:p>0.67130091</text:p>
          </table:table-cell>
          <table:table-cell table:style-name="ce4" table:formula="of:=2*([.AL22]*[.AM22])/([.AL22]+[.AM22])" office:value-type="float" office:value="0.0961577128918662" calcext:value-type="float">
            <text:p>0.0961577129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1314293" calcext:value-type="float">
            <text:p>0.01314293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H23]*[.AI23])/([.AH23]+[.AI23])" office:value-type="float" office:value="0.0258492654803851" calcext:value-type="float">
            <text:p>0.0258492655</text:p>
          </table:table-cell>
          <table:table-cell office:value-type="string" calcext:value-type="string">
            <text:p>participatedIn</text:p>
          </table:table-cell>
          <table:table-cell office:value-type="float" office:value="0.06168686" calcext:value-type="float">
            <text:p>0.06168686</text:p>
          </table:table-cell>
          <table:table-cell office:value-type="float" office:value="0.57984319" calcext:value-type="float">
            <text:p>0.57984319</text:p>
          </table:table-cell>
          <table:table-cell table:style-name="ce4" table:formula="of:=2*([.AL23]*[.AM23])/([.AL23]+[.AM23])" office:value-type="float" office:value="0.111510616481592" calcext:value-type="float">
            <text:p>0.1115106165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29833211" calcext:value-type="float">
            <text:p>0.29833211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H24]*[.AI24])/([.AH24]+[.AI24])" office:value-type="float" office:value="0.400031081037251" calcext:value-type="float">
            <text:p>0.400031081</text:p>
          </table:table-cell>
          <table:table-cell office:value-type="string" calcext:value-type="string">
            <text:p>playsFor</text:p>
          </table:table-cell>
          <table:table-cell office:value-type="float" office:value="0.31921564" calcext:value-type="float">
            <text:p>0.31921564</text:p>
          </table:table-cell>
          <table:table-cell office:value-type="float" office:value="0.60995287" calcext:value-type="float">
            <text:p>0.60995287</text:p>
          </table:table-cell>
          <table:table-cell table:style-name="ce4" table:formula="of:=2*([.AL24]*[.AM24])/([.AL24]+[.AM24])" office:value-type="float" office:value="0.419098352282487" calcext:value-type="float">
            <text:p>0.4190983523</text:p>
          </table:table-cell>
        </table:table-row>
        <table:table-row table:style-name="ro2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H25]*[.AI25])/([.AH25]+[.AI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L25]*[.AM25])/([.AL25]+[.AM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23152597" calcext:value-type="float">
            <text:p>0.2315259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H26]*[.AI26])/([.AH26]+[.AI26])" office:value-type="float" office:value="0.135303050561667" calcext:value-type="float">
            <text:p>0.1353030506</text:p>
          </table:table-cell>
          <table:table-cell office:value-type="string" calcext:value-type="string">
            <text:p>wasBornIn</text:p>
          </table:table-cell>
          <table:table-cell office:value-type="float" office:value="0.23980742" calcext:value-type="float">
            <text:p>0.23980742</text:p>
          </table:table-cell>
          <table:table-cell office:value-type="float" office:value="0.0984034" calcext:value-type="float">
            <text:p>0.0984034</text:p>
          </table:table-cell>
          <table:table-cell table:style-name="ce4" table:formula="of:=2*([.AL26]*[.AM26])/([.AL26]+[.AM26])" office:value-type="float" office:value="0.139545301792698" calcext:value-type="float">
            <text:p>0.1395453018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0281564" calcext:value-type="float">
            <text:p>0.0281564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H27]*[.AI27])/([.AH27]+[.AI27])" office:value-type="float" office:value="0.0542998111141835" calcext:value-type="float">
            <text:p>0.0542998111</text:p>
          </table:table-cell>
          <table:table-cell office:value-type="string" calcext:value-type="string">
            <text:p>worksAt</text:p>
          </table:table-cell>
          <table:table-cell office:value-type="float" office:value="0.02965908" calcext:value-type="float">
            <text:p>0.02965908</text:p>
          </table:table-cell>
          <table:table-cell office:value-type="float" office:value="0.75948033" calcext:value-type="float">
            <text:p>0.75948033</text:p>
          </table:table-cell>
          <table:table-cell table:style-name="ce4" table:formula="of:=2*([.AL27]*[.AM27])/([.AL27]+[.AM27])" office:value-type="float" office:value="0.0570887414326359" calcext:value-type="float">
            <text:p>0.0570887414</text:p>
          </table:table-cell>
        </table:table-row>
        <table:table-row table:style-name="ro2" table:number-rows-repeated="9">
          <table:table-cell table:number-columns-repeated="40"/>
        </table:table-row>
        <table:table-row table:style-name="ro3" table:number-rows-repeated="26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1048512">
          <table:table-cell table:number-columns-repeated="40"/>
        </table:table-row>
        <table:table-row table:style-name="ro3">
          <table:table-cell table:number-columns-repeated="40"/>
        </table:table-row>
      </table:table>
      <table:table table:name="工作表2" table:style-name="ta1">
        <table:table-column table:style-name="co2" table:default-cell-style-name="Default"/>
        <table:table-row table:style-name="ro4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工作表1.AK3:工作表1.AN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T00:00:02.58478170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5-30T17:10:44.630919642</dc:date>
    <meta:editing-duration>PT1H8M59S</meta:editing-duration>
    <meta:editing-cycles>5</meta:editing-cycles>
    <meta:generator>LibreOffice/4.1.3.2$Linux_X86_64 LibreOffice_project/410m0$Build-2</meta:generator>
    <meta:document-statistic meta:table-count="3" meta:cell-count="10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856cm" svg:y="0.503cm" chart:style-name="ch2">
          <text:p>YAGO2 Relation</text:p>
        </chart:title>
        <chart:legend chart:legend-position="end" svg:x="16.991cm" svg:y="7.517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" chart:data-source-has-labels="both" svg:x="1.467cm" svg:y="2.44cm" svg:width="14.666cm" svg:height="14.625cm">
          <chartooo:coordinate-region svg:x="2.247cm" svg:y="2.667cm" svg:width="13.62cm" svg:height="13.698cm"/>
          <chart:axis chart:dimension="x" chart:name="primary-x" chart:style-name="ch5" chartooo:axis-type="auto">
            <chart:title svg:x="7.989cm" svg:y="17.434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312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